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1.3827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2327in"/>
    </style:style>
    <style:style style:name="co24" style:family="table-column">
      <style:table-column-properties fo:break-before="auto" style:column-width="1.2972in"/>
    </style:style>
    <style:style style:name="co25" style:family="table-column">
      <style:table-column-properties fo:break-before="auto" style:column-width="1.1898in"/>
    </style:style>
    <style:style style:name="co26" style:family="table-column">
      <style:table-column-properties fo:break-before="auto" style:column-width="1.1465in"/>
    </style:style>
    <style:style style:name="co27" style:family="table-column">
      <style:table-column-properties fo:break-before="auto" style:column-width="1.6827in"/>
    </style:style>
    <style:style style:name="co28" style:family="table-column">
      <style:table-column-properties fo:break-before="auto" style:column-width="1.2756in"/>
    </style:style>
    <style:style style:name="co29" style:family="table-column">
      <style:table-column-properties fo:break-before="auto" style:column-width="1.3291in"/>
    </style:style>
    <style:style style:name="co30" style:family="table-column">
      <style:table-column-properties fo:break-before="auto" style:column-width="1.1146in"/>
    </style:style>
    <style:style style:name="co31" style:family="table-column">
      <style:table-column-properties fo:break-before="auto" style:column-width="1.2008in"/>
    </style:style>
    <style:style style:name="co32" style:family="table-column">
      <style:table-column-properties fo:break-before="auto" style:column-width="1.211in"/>
    </style:style>
    <style:style style:name="co33" style:family="table-column">
      <style:table-column-properties fo:break-before="auto" style:column-width="1.1575in"/>
    </style:style>
    <style:style style:name="co34" style:family="table-column">
      <style:table-column-properties fo:break-before="auto" style:column-width="1.6618in"/>
    </style:style>
    <style:style style:name="co35" style:family="table-column">
      <style:table-column-properties fo:break-before="auto" style:column-width="1.0508in"/>
    </style:style>
    <style:style style:name="co36" style:family="table-column">
      <style:table-column-properties fo:break-before="auto" style:column-width="1.0929in"/>
    </style:style>
    <style:style style:name="co37" style:family="table-column">
      <style:table-column-properties fo:break-before="auto" style:column-width="1.2429in"/>
    </style:style>
    <style:style style:name="co38" style:family="table-column">
      <style:table-column-properties fo:break-before="auto" style:column-width="1.3075in"/>
    </style:style>
    <style:style style:name="co39" style:family="table-column">
      <style:table-column-properties fo:break-before="auto" style:column-width="1.1681in"/>
    </style:style>
    <style:style style:name="co40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1in" svg:height="3.5453in" svg:x="0.0217in" svg:y="7.5402in">
            <draw:object draw:notify-on-update-of-ranges="Pilsner.C2:Pilsner.C21 Pilsner.P2:Pilsner.P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7.0398in" svg:height="4.3193in" svg:x="6.5413in" svg:y="7.5087in">
            <draw:object draw:notify-on-update-of-ranges="Pilsner.C23:Pilsner.C42 Pilsner.P23:Pilsner.P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25in" svg:height="3.5449in" svg:x="0.1083in" svg:y="11.4303in">
            <draw:object draw:notify-on-update-of-ranges="Pilsner.C2:Pilsner.C21 Pilsner.D2:Pilsner.D21 Pilsner.C2:Pilsner.C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25in" svg:height="3.5453in" svg:x="6.5634in" svg:y="12.1728in">
            <draw:object draw:notify-on-update-of-ranges="Pilsner.C23:Pilsner.C42 Pilsner.D23:Pilsner.D42 Pilsner.C23:Pilsner.C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6.2921in" svg:height="3.5453in" svg:x="12.9071in" svg:y="16.3768in">
            <draw:object draw:notify-on-update-of-ranges="Pilsner.K94:Pilsner.K94 Pilsner.K95:Pilsner.K107 Pilsner.L94:Pilsner.L94 Pilsner.L95:Pilsner.L10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6.2894in" svg:height="3.8067in" svg:x="0.0106in" svg:y="15.9996in">
            <draw:object draw:notify-on-update-of-ranges="Pilsner.C2:Pilsner.C21 Pilsner.D2:Pilsner.D21 Pilsner.C2:Pilsner.C21 Pilsner.E2:Pilsner.E2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1/[.C2]*1000" office:value-type="float" office:value="33.3333333333333" calcext:value-type="float">
            <text:p>33.3333333333333</text:p>
          </table:table-cell>
          <table:table-cell table:style-name="ce1" table:formula="of:=[.H2]" office:value-type="float" office:value="33.3333333333333" calcext:value-type="float">
            <text:p>33.3333333333333</text:p>
          </table:table-cell>
          <table:table-cell table:style-name="ce1" table:formula="of:=1/[.C2]" office:value-type="float" office:value="0.0333333333333333" calcext:value-type="float">
            <text:p>0.0333333333333333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999" calcext:value-type="float">
            <text:p>0.999</text:p>
          </table:table-cell>
          <table:table-cell table:style-name="ce1" table:formula="of:=([.D2]*[.J2])/[.I2]" office:value-type="float" office:value="0.999" calcext:value-type="float">
            <text:p>0.999</text:p>
          </table:table-cell>
          <table:table-cell table:style-name="ce1"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table:formula="of:=1/[.C3]*1000" office:value-type="float" office:value="16.6666666666667" calcext:value-type="float">
            <text:p>16.6666666666667</text:p>
          </table:table-cell>
          <table:table-cell table:style-name="ce1" table:formula="of:=[.H3]" office:value-type="float" office:value="16.6666666666667" calcext:value-type="float">
            <text:p>16.6666666666667</text:p>
          </table:table-cell>
          <table:table-cell table:style-name="ce1" table:formula="of:=1/[.C3]" office:value-type="float" office:value="0.0166666666666667" calcext:value-type="float">
            <text:p>0.016666666666666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997" calcext:value-type="float">
            <text:p>0.997</text:p>
          </table:table-cell>
          <table:table-cell table:style-name="ce1" table:formula="of:=([.D3]*[.J3])/[.I3]" office:value-type="float" office:value="0.997" calcext:value-type="float">
            <text:p>0.997</text:p>
          </table:table-cell>
          <table:table-cell table:style-name="ce1"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1/[.C4]*1000" office:value-type="float" office:value="11.1111111111111" calcext:value-type="float">
            <text:p>11.1111111111111</text:p>
          </table:table-cell>
          <table:table-cell table:style-name="ce1" table:formula="of:=[.H4]" office:value-type="float" office:value="11.1111111111111" calcext:value-type="float">
            <text:p>11.1111111111111</text:p>
          </table:table-cell>
          <table:table-cell table:style-name="ce1" table:formula="of:=1/[.C4]" office:value-type="float" office:value="0.0111111111111111" calcext:value-type="float">
            <text:p>0.0111111111111111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999" calcext:value-type="float">
            <text:p>0.999</text:p>
          </table:table-cell>
          <table:table-cell table:style-name="ce1" table:formula="of:=([.D4]*[.J4])/[.I4]" office:value-type="float" office:value="0.999" calcext:value-type="float">
            <text:p>0.999</text:p>
          </table:table-cell>
          <table:table-cell table:style-name="ce1"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1/[.C5]*1000" office:value-type="float" office:value="8.33333333333333" calcext:value-type="float">
            <text:p>8.33333333333333</text:p>
          </table:table-cell>
          <table:table-cell table:style-name="ce1" table:formula="of:=[.H5]" office:value-type="float" office:value="8.33333333333333" calcext:value-type="float">
            <text:p>8.33333333333333</text:p>
          </table:table-cell>
          <table:table-cell table:style-name="ce1" table:formula="of:=1/[.C5]" office:value-type="float" office:value="0.00833333333333333" calcext:value-type="float">
            <text:p>0.00833333333333333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1" calcext:value-type="float">
            <text:p>1</text:p>
          </table:table-cell>
          <table:table-cell table:style-name="ce1" table:formula="of:=([.D5]*[.J5])/[.I5]" office:value-type="float" office:value="1" calcext:value-type="float">
            <text:p>1</text:p>
          </table:table-cell>
          <table:table-cell table:style-name="ce1" table:formula="of:=[.L5]*[.M5]*[.N5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1/[.C6]*1000" office:value-type="float" office:value="6.66666666666667" calcext:value-type="float">
            <text:p>6.66666666666667</text:p>
          </table:table-cell>
          <table:table-cell table:style-name="ce1" table:formula="of:=[.H6]" office:value-type="float" office:value="6.66666666666667" calcext:value-type="float">
            <text:p>6.66666666666667</text:p>
          </table:table-cell>
          <table:table-cell table:style-name="ce1" table:formula="of:=1/[.C6]" office:value-type="float" office:value="0.00666666666666667" calcext:value-type="float">
            <text:p>0.0066666666666666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999" calcext:value-type="float">
            <text:p>0.999</text:p>
          </table:table-cell>
          <table:table-cell table:style-name="ce1" table:formula="of:=([.D6]*[.J6])/[.I6]" office:value-type="float" office:value="0.999" calcext:value-type="float">
            <text:p>0.999</text:p>
          </table:table-cell>
          <table:table-cell table:style-name="ce1"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1/[.C7]*1000" office:value-type="float" office:value="5.55555555555556" calcext:value-type="float">
            <text:p>5.55555555555556</text:p>
          </table:table-cell>
          <table:table-cell table:style-name="ce1" table:formula="of:=[.H7]" office:value-type="float" office:value="5.55555555555556" calcext:value-type="float">
            <text:p>5.55555555555556</text:p>
          </table:table-cell>
          <table:table-cell table:style-name="ce1" table:formula="of:=1/[.C7]" office:value-type="float" office:value="0.00555555555555556" calcext:value-type="float">
            <text:p>0.00555555555555556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998" calcext:value-type="float">
            <text:p>0.998</text:p>
          </table:table-cell>
          <table:table-cell table:style-name="ce1" table:formula="of:=([.D7]*[.J7])/[.I7]" office:value-type="float" office:value="0.998" calcext:value-type="float">
            <text:p>0.998</text:p>
          </table:table-cell>
          <table:table-cell table:style-name="ce1"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table:formula="of:=1/[.C8]*1000" office:value-type="float" office:value="4.76190476190476" calcext:value-type="float">
            <text:p>4.76190476190476</text:p>
          </table:table-cell>
          <table:table-cell table:style-name="ce1" table:formula="of:=[.H8]" office:value-type="float" office:value="4.76190476190476" calcext:value-type="float">
            <text:p>4.76190476190476</text:p>
          </table:table-cell>
          <table:table-cell table:style-name="ce1" table:formula="of:=1/[.C8]" office:value-type="float" office:value="0.00476190476190476" calcext:value-type="float">
            <text:p>0.00476190476190476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99" calcext:value-type="float">
            <text:p>0.99</text:p>
          </table:table-cell>
          <table:table-cell table:style-name="ce1" table:formula="of:=([.D8]*[.J8])/[.I8]" office:value-type="float" office:value="0.99" calcext:value-type="float">
            <text:p>0.99</text:p>
          </table:table-cell>
          <table:table-cell table:style-name="ce1"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table:formula="of:=1/[.C9]*1000" office:value-type="float" office:value="4.16666666666667" calcext:value-type="float">
            <text:p>4.16666666666667</text:p>
          </table:table-cell>
          <table:table-cell table:style-name="ce1" table:formula="of:=[.H9]" office:value-type="float" office:value="4.16666666666667" calcext:value-type="float">
            <text:p>4.16666666666667</text:p>
          </table:table-cell>
          <table:table-cell table:style-name="ce1" table:formula="of:=1/[.C9]" office:value-type="float" office:value="0.00416666666666667" calcext:value-type="float">
            <text:p>0.0041666666666666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995" calcext:value-type="float">
            <text:p>0.995</text:p>
          </table:table-cell>
          <table:table-cell table:style-name="ce1" table:formula="of:=([.D9]*[.J9])/[.I9]" office:value-type="float" office:value="0.995" calcext:value-type="float">
            <text:p>0.995</text:p>
          </table:table-cell>
          <table:table-cell table:style-name="ce1"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style-name="ce1" table:formula="of:=1/[.C10]*1000" office:value-type="float" office:value="3.7037037037037" calcext:value-type="float">
            <text:p>3.7037037037037</text:p>
          </table:table-cell>
          <table:table-cell table:style-name="ce1" table:formula="of:=[.H10]" office:value-type="float" office:value="3.7037037037037" calcext:value-type="float">
            <text:p>3.7037037037037</text:p>
          </table:table-cell>
          <table:table-cell table:style-name="ce1" table:formula="of:=1/[.C10]" office:value-type="float" office:value="0.0037037037037037" calcext:value-type="float">
            <text:p>0.003703703703703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985" calcext:value-type="float">
            <text:p>0.985</text:p>
          </table:table-cell>
          <table:table-cell table:style-name="ce1" table:formula="of:=([.D10]*[.J10])/[.I10]" office:value-type="float" office:value="0.985" calcext:value-type="float">
            <text:p>0.985</text:p>
          </table:table-cell>
          <table:table-cell table:style-name="ce1"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2"/>
          <table:table-cell table:style-name="ce1" table:formula="of:=1/[.C11]*1000" office:value-type="float" office:value="3.33333333333333" calcext:value-type="float">
            <text:p>3.33333333333333</text:p>
          </table:table-cell>
          <table:table-cell table:style-name="ce1" table:formula="of:=[.H11]" office:value-type="float" office:value="3.33333333333333" calcext:value-type="float">
            <text:p>3.33333333333333</text:p>
          </table:table-cell>
          <table:table-cell table:style-name="ce1" table:formula="of:=1/[.C11]" office:value-type="float" office:value="0.00333333333333333" calcext:value-type="float">
            <text:p>0.00333333333333333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974" calcext:value-type="float">
            <text:p>0.974</text:p>
          </table:table-cell>
          <table:table-cell table:style-name="ce1" table:formula="of:=([.D11]*[.J11])/[.I11]" office:value-type="float" office:value="0.974" calcext:value-type="float">
            <text:p>0.974</text:p>
          </table:table-cell>
          <table:table-cell table:style-name="ce1"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2"/>
          <table:table-cell table:style-name="ce1" table:formula="of:=1/[.C12]*1000" office:value-type="float" office:value="3.03030303030303" calcext:value-type="float">
            <text:p>3.03030303030303</text:p>
          </table:table-cell>
          <table:table-cell table:style-name="ce1" table:formula="of:=[.H12]" office:value-type="float" office:value="3.03030303030303" calcext:value-type="float">
            <text:p>3.03030303030303</text:p>
          </table:table-cell>
          <table:table-cell table:style-name="ce1" table:formula="of:=1/[.C12]" office:value-type="float" office:value="0.00303030303030303" calcext:value-type="float">
            <text:p>0.00303030303030303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974" calcext:value-type="float">
            <text:p>0.974</text:p>
          </table:table-cell>
          <table:table-cell table:style-name="ce1" table:formula="of:=([.D12]*[.J12])/[.I12]" office:value-type="float" office:value="0.974" calcext:value-type="float">
            <text:p>0.974</text:p>
          </table:table-cell>
          <table:table-cell table:style-name="ce1"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2"/>
          <table:table-cell table:style-name="ce1" table:formula="of:=1/[.C13]*1000" office:value-type="float" office:value="2.77777777777778" calcext:value-type="float">
            <text:p>2.77777777777778</text:p>
          </table:table-cell>
          <table:table-cell table:style-name="ce1" table:formula="of:=[.H13]" office:value-type="float" office:value="2.77777777777778" calcext:value-type="float">
            <text:p>2.77777777777778</text:p>
          </table:table-cell>
          <table:table-cell table:style-name="ce1" table:formula="of:=1/[.C13]" office:value-type="float" office:value="0.00277777777777778" calcext:value-type="float">
            <text:p>0.00277777777777778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961" calcext:value-type="float">
            <text:p>0.961</text:p>
          </table:table-cell>
          <table:table-cell table:style-name="ce1" table:formula="of:=([.D13]*[.J13])/[.I13]" office:value-type="float" office:value="0.961" calcext:value-type="float">
            <text:p>0.961</text:p>
          </table:table-cell>
          <table:table-cell table:style-name="ce1"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style-name="ce1" table:formula="of:=1/[.C14]*1000" office:value-type="float" office:value="2.56410256410256" calcext:value-type="float">
            <text:p>2.56410256410256</text:p>
          </table:table-cell>
          <table:table-cell table:style-name="ce1" table:formula="of:=[.H14]" office:value-type="float" office:value="2.56410256410256" calcext:value-type="float">
            <text:p>2.56410256410256</text:p>
          </table:table-cell>
          <table:table-cell table:style-name="ce1" table:formula="of:=1/[.C14]" office:value-type="float" office:value="0.00256410256410256" calcext:value-type="float">
            <text:p>0.00256410256410256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948" calcext:value-type="float">
            <text:p>0.948</text:p>
          </table:table-cell>
          <table:table-cell table:style-name="ce1" table:formula="of:=([.D14]*[.J14])/[.I14]" office:value-type="float" office:value="0.948" calcext:value-type="float">
            <text:p>0.948</text:p>
          </table:table-cell>
          <table:table-cell table:style-name="ce1"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style-name="ce1" table:formula="of:=1/[.C15]*1000" office:value-type="float" office:value="2.4390243902439" calcext:value-type="float">
            <text:p>2.4390243902439</text:p>
          </table:table-cell>
          <table:table-cell table:style-name="ce1" table:formula="of:=[.H15]" office:value-type="float" office:value="2.4390243902439" calcext:value-type="float">
            <text:p>2.4390243902439</text:p>
          </table:table-cell>
          <table:table-cell table:style-name="ce1" table:formula="of:=1/[.C15]" office:value-type="float" office:value="0.0024390243902439" calcext:value-type="float">
            <text:p>0.0024390243902439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925" calcext:value-type="float">
            <text:p>0.925</text:p>
          </table:table-cell>
          <table:table-cell table:style-name="ce1" table:formula="of:=([.D15]*[.J15])/[.I15]" office:value-type="float" office:value="0.925" calcext:value-type="float">
            <text:p>0.925</text:p>
          </table:table-cell>
          <table:table-cell table:style-name="ce1"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2"/>
          <table:table-cell table:style-name="ce1" table:formula="of:=1/[.C16]*1000" office:value-type="float" office:value="2.27272727272727" calcext:value-type="float">
            <text:p>2.27272727272727</text:p>
          </table:table-cell>
          <table:table-cell table:style-name="ce1" table:formula="of:=[.H16]" office:value-type="float" office:value="2.27272727272727" calcext:value-type="float">
            <text:p>2.27272727272727</text:p>
          </table:table-cell>
          <table:table-cell table:style-name="ce1" table:formula="of:=1/[.C16]" office:value-type="float" office:value="0.00227272727272727" calcext:value-type="float">
            <text:p>0.0022727272727272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888" calcext:value-type="float">
            <text:p>0.888</text:p>
          </table:table-cell>
          <table:table-cell table:style-name="ce1" table:formula="of:=([.D16]*[.J16])/[.I16]" office:value-type="float" office:value="0.888" calcext:value-type="float">
            <text:p>0.888</text:p>
          </table:table-cell>
          <table:table-cell table:style-name="ce1"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151" calcext:value-type="float">
            <text:p>151</text:p>
          </table:table-cell>
          <table:table-cell table:style-name="ce1" table:number-columns-repeated="2"/>
          <table:table-cell table:style-name="ce1" table:formula="of:=1/[.C17]*1000" office:value-type="float" office:value="2.12765957446808" calcext:value-type="float">
            <text:p>2.12765957446808</text:p>
          </table:table-cell>
          <table:table-cell table:style-name="ce1" table:formula="of:=[.H17]" office:value-type="float" office:value="2.12765957446808" calcext:value-type="float">
            <text:p>2.12765957446808</text:p>
          </table:table-cell>
          <table:table-cell table:style-name="ce1" table:formula="of:=1/[.C17]" office:value-type="float" office:value="0.00212765957446808" calcext:value-type="float">
            <text:p>0.00212765957446808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849" calcext:value-type="float">
            <text:p>0.849</text:p>
          </table:table-cell>
          <table:table-cell table:style-name="ce1" table:formula="of:=([.D17]*[.J17])/[.I17]" office:value-type="float" office:value="0.849" calcext:value-type="float">
            <text:p>0.849</text:p>
          </table:table-cell>
          <table:table-cell table:style-name="ce1"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number-columns-repeated="2"/>
          <table:table-cell table:style-name="ce1" table:formula="of:=1/[.C18]*1000" office:value-type="float" office:value="2" calcext:value-type="float">
            <text:p>2</text:p>
          </table:table-cell>
          <table:table-cell table:style-name="ce1" table:formula="of:=[.H18]" office:value-type="float" office:value="2" calcext:value-type="float">
            <text:p>2</text:p>
          </table:table-cell>
          <table:table-cell table:style-name="ce1" table:formula="of:=1/[.C18]" office:value-type="float" office:value="0.002" calcext:value-type="float">
            <text:p>0.002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86" calcext:value-type="float">
            <text:p>0.786</text:p>
          </table:table-cell>
          <table:table-cell table:style-name="ce1" table:formula="of:=([.D18]*[.J18])/[.I18]" office:value-type="float" office:value="0.786" calcext:value-type="float">
            <text:p>0.786</text:p>
          </table:table-cell>
          <table:table-cell table:style-name="ce1"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314" calcext:value-type="float">
            <text:p>314</text:p>
          </table:table-cell>
          <table:table-cell table:style-name="ce1" table:number-columns-repeated="2"/>
          <table:table-cell table:style-name="ce1" table:formula="of:=1/[.C19]*1000" office:value-type="float" office:value="1.88679245283019" calcext:value-type="float">
            <text:p>1.88679245283019</text:p>
          </table:table-cell>
          <table:table-cell table:style-name="ce1" table:formula="of:=[.H19]" office:value-type="float" office:value="1.88679245283019" calcext:value-type="float">
            <text:p>1.88679245283019</text:p>
          </table:table-cell>
          <table:table-cell table:style-name="ce1" table:formula="of:=1/[.C19]" office:value-type="float" office:value="0.00188679245283019" calcext:value-type="float">
            <text:p>0.00188679245283019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686" calcext:value-type="float">
            <text:p>0.686</text:p>
          </table:table-cell>
          <table:table-cell table:style-name="ce1" table:formula="of:=([.D19]*[.J19])/[.I19]" office:value-type="float" office:value="0.686" calcext:value-type="float">
            <text:p>0.686</text:p>
          </table:table-cell>
          <table:table-cell table:style-name="ce1"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391" calcext:value-type="float">
            <text:p>391</text:p>
          </table:table-cell>
          <table:table-cell table:style-name="ce1" table:number-columns-repeated="2"/>
          <table:table-cell table:style-name="ce1" table:formula="of:=1/[.C20]*1000" office:value-type="float" office:value="1.78571428571429" calcext:value-type="float">
            <text:p>1.78571428571429</text:p>
          </table:table-cell>
          <table:table-cell table:style-name="ce1" table:formula="of:=[.H20]" office:value-type="float" office:value="1.78571428571429" calcext:value-type="float">
            <text:p>1.78571428571429</text:p>
          </table:table-cell>
          <table:table-cell table:style-name="ce1" table:formula="of:=1/[.C20]" office:value-type="float" office:value="0.00178571428571429" calcext:value-type="float">
            <text:p>0.00178571428571429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609" calcext:value-type="float">
            <text:p>0.609</text:p>
          </table:table-cell>
          <table:table-cell table:style-name="ce1" table:formula="of:=([.D20]*[.J20])/[.I20]" office:value-type="float" office:value="0.609" calcext:value-type="float">
            <text:p>0.609</text:p>
          </table:table-cell>
          <table:table-cell table:style-name="ce1"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34" calcext:value-type="float">
            <text:p>634</text:p>
          </table:table-cell>
          <table:table-cell table:style-name="ce1" table:number-columns-repeated="2"/>
          <table:table-cell table:style-name="ce1" table:formula="of:=1/[.C21]*1000" office:value-type="float" office:value="1.66666666666667" calcext:value-type="float">
            <text:p>1.66666666666667</text:p>
          </table:table-cell>
          <table:table-cell table:style-name="ce1" table:formula="of:=[.H21]" office:value-type="float" office:value="1.66666666666667" calcext:value-type="float">
            <text:p>1.66666666666667</text:p>
          </table:table-cell>
          <table:table-cell table:style-name="ce1" table:formula="of:=1/[.C21]" office:value-type="float" office:value="0.00166666666666667" calcext:value-type="float">
            <text:p>0.00166666666666667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366" calcext:value-type="float">
            <text:p>0.366</text:p>
          </table:table-cell>
          <table:table-cell table:style-name="ce1" table:formula="of:=([.D21]*[.J21])/[.I21]" office:value-type="float" office:value="0.366" calcext:value-type="float">
            <text:p>0.366</text:p>
          </table:table-cell>
          <table:table-cell table:style-name="ce1"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1/[.C23]*300" office:value-type="float" office:value="10" calcext:value-type="float">
            <text:p>10</text:p>
          </table:table-cell>
          <table:table-cell table:style-name="ce1" table:formula="of:=[.H23]" office:value-type="float" office:value="10" calcext:value-type="float">
            <text:p>10</text:p>
          </table:table-cell>
          <table:table-cell table:style-name="ce1" table:formula="of:=1/[.C23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3]/[.I23]" office:value-type="float" office:value="1" calcext:value-type="float">
            <text:p>1</text:p>
          </table:table-cell>
          <table:table-cell table:style-name="ce1" table:formula="of:=([.J23]*[.K23])/[.H23]" office:value-type="float" office:value="1" calcext:value-type="float">
            <text:p>1</text:p>
          </table:table-cell>
          <table:table-cell table:style-name="ce1" table:formula="of:=[.D23]/[.K23]" office:value-type="float" office:value="1" calcext:value-type="float">
            <text:p>1</text:p>
          </table:table-cell>
          <table:table-cell table:style-name="ce1" table:formula="of:=([.D23]*[.J23])/[.I23]" office:value-type="float" office:value="1" calcext:value-type="float">
            <text:p>1</text:p>
          </table:table-cell>
          <table:table-cell table:style-name="ce1" table:formula="of:=[.L23]*[.M23]*[.N23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1/[.C24]*300" office:value-type="float" office:value="5" calcext:value-type="float">
            <text:p>5</text:p>
          </table:table-cell>
          <table:table-cell table:style-name="ce1" table:formula="of:=[.H24]" office:value-type="float" office:value="5" calcext:value-type="float">
            <text:p>5</text:p>
          </table:table-cell>
          <table:table-cell table:style-name="ce1" table:formula="of:=1/[.C24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4]/[.I24]" office:value-type="float" office:value="1" calcext:value-type="float">
            <text:p>1</text:p>
          </table:table-cell>
          <table:table-cell table:style-name="ce1" table:formula="of:=([.J24]*[.K24])/[.H24]" office:value-type="float" office:value="1" calcext:value-type="float">
            <text:p>1</text:p>
          </table:table-cell>
          <table:table-cell table:style-name="ce1" table:formula="of:=[.D24]/[.K24]" office:value-type="float" office:value="1" calcext:value-type="float">
            <text:p>1</text:p>
          </table:table-cell>
          <table:table-cell table:style-name="ce1" table:formula="of:=([.D24]*[.J24])/[.I24]" office:value-type="float" office:value="1" calcext:value-type="float">
            <text:p>1</text:p>
          </table:table-cell>
          <table:table-cell table:style-name="ce1" table:formula="of:=[.L24]*[.M24]*[.N24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style-name="ce1" table:formula="of:=1/[.C25]*300" office:value-type="float" office:value="3.33333333333333" calcext:value-type="float">
            <text:p>3.33333333333333</text:p>
          </table:table-cell>
          <table:table-cell table:style-name="ce1" table:formula="of:=[.H25]" office:value-type="float" office:value="3.33333333333333" calcext:value-type="float">
            <text:p>3.33333333333333</text:p>
          </table:table-cell>
          <table:table-cell table:style-name="ce1" table:formula="of:=1/[.C25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5]/[.I25]" office:value-type="float" office:value="1" calcext:value-type="float">
            <text:p>1</text:p>
          </table:table-cell>
          <table:table-cell table:style-name="ce1" table:formula="of:=([.J25]*[.K25])/[.H25]" office:value-type="float" office:value="1" calcext:value-type="float">
            <text:p>1</text:p>
          </table:table-cell>
          <table:table-cell table:style-name="ce1" table:formula="of:=[.D25]/[.K25]" office:value-type="float" office:value="0.996666666666667" calcext:value-type="float">
            <text:p>0.996666666666667</text:p>
          </table:table-cell>
          <table:table-cell table:style-name="ce1" table:formula="of:=([.D25]*[.J25])/[.I25]" office:value-type="float" office:value="0.996666666666667" calcext:value-type="float">
            <text:p>0.996666666666667</text:p>
          </table:table-cell>
          <table:table-cell table:style-name="ce1"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style-name="ce1" table:formula="of:=1/[.C26]*300" office:value-type="float" office:value="2.5" calcext:value-type="float">
            <text:p>2.5</text:p>
          </table:table-cell>
          <table:table-cell table:style-name="ce1" table:formula="of:=[.H26]" office:value-type="float" office:value="2.5" calcext:value-type="float">
            <text:p>2.5</text:p>
          </table:table-cell>
          <table:table-cell table:style-name="ce1" table:formula="of:=1/[.C26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6]/[.I26]" office:value-type="float" office:value="1" calcext:value-type="float">
            <text:p>1</text:p>
          </table:table-cell>
          <table:table-cell table:style-name="ce1" table:formula="of:=([.J26]*[.K26])/[.H26]" office:value-type="float" office:value="1" calcext:value-type="float">
            <text:p>1</text:p>
          </table:table-cell>
          <table:table-cell table:style-name="ce1" table:formula="of:=[.D26]/[.K26]" office:value-type="float" office:value="1" calcext:value-type="float">
            <text:p>1</text:p>
          </table:table-cell>
          <table:table-cell table:style-name="ce1" table:formula="of:=([.D26]*[.J26])/[.I26]" office:value-type="float" office:value="1" calcext:value-type="float">
            <text:p>1</text:p>
          </table:table-cell>
          <table:table-cell table:style-name="ce1" table:formula="of:=[.L26]*[.M26]*[.N26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style-name="ce1" table:formula="of:=1/[.C27]*300" office:value-type="float" office:value="2" calcext:value-type="float">
            <text:p>2</text:p>
          </table:table-cell>
          <table:table-cell table:style-name="ce1" table:formula="of:=[.H27]" office:value-type="float" office:value="2" calcext:value-type="float">
            <text:p>2</text:p>
          </table:table-cell>
          <table:table-cell table:style-name="ce1" table:formula="of:=1/[.C27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7]/[.I27]" office:value-type="float" office:value="1" calcext:value-type="float">
            <text:p>1</text:p>
          </table:table-cell>
          <table:table-cell table:style-name="ce1" table:formula="of:=([.J27]*[.K27])/[.H27]" office:value-type="float" office:value="1" calcext:value-type="float">
            <text:p>1</text:p>
          </table:table-cell>
          <table:table-cell table:style-name="ce1" table:formula="of:=[.D27]/[.K27]" office:value-type="float" office:value="0.993333333333333" calcext:value-type="float">
            <text:p>0.993333333333333</text:p>
          </table:table-cell>
          <table:table-cell table:style-name="ce1" table:formula="of:=([.D27]*[.J27])/[.I27]" office:value-type="float" office:value="0.993333333333333" calcext:value-type="float">
            <text:p>0.993333333333333</text:p>
          </table:table-cell>
          <table:table-cell table:style-name="ce1"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style-name="ce1" table:formula="of:=1/[.C28]*300" office:value-type="float" office:value="1.66666666666667" calcext:value-type="float">
            <text:p>1.66666666666667</text:p>
          </table:table-cell>
          <table:table-cell table:style-name="ce1" table:formula="of:=[.H28]" office:value-type="float" office:value="1.66666666666667" calcext:value-type="float">
            <text:p>1.66666666666667</text:p>
          </table:table-cell>
          <table:table-cell table:style-name="ce1" table:formula="of:=1/[.C28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8]/[.I28]" office:value-type="float" office:value="1" calcext:value-type="float">
            <text:p>1</text:p>
          </table:table-cell>
          <table:table-cell table:style-name="ce1" table:formula="of:=([.J28]*[.K28])/[.H28]" office:value-type="float" office:value="1" calcext:value-type="float">
            <text:p>1</text:p>
          </table:table-cell>
          <table:table-cell table:style-name="ce1" table:formula="of:=[.D28]/[.K28]" office:value-type="float" office:value="0.986666666666667" calcext:value-type="float">
            <text:p>0.986666666666667</text:p>
          </table:table-cell>
          <table:table-cell table:style-name="ce1" table:formula="of:=([.D28]*[.J28])/[.I28]" office:value-type="float" office:value="0.986666666666667" calcext:value-type="float">
            <text:p>0.986666666666667</text:p>
          </table:table-cell>
          <table:table-cell table:style-name="ce1"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style-name="ce1" table:formula="of:=1/[.C29]*300" office:value-type="float" office:value="1.42857142857143" calcext:value-type="float">
            <text:p>1.42857142857143</text:p>
          </table:table-cell>
          <table:table-cell table:style-name="ce1" table:formula="of:=[.H29]" office:value-type="float" office:value="1.42857142857143" calcext:value-type="float">
            <text:p>1.42857142857143</text:p>
          </table:table-cell>
          <table:table-cell table:style-name="ce1" table:formula="of:=1/[.C29]" office:value-type="float" office:value="0.00476190476190476" calcext:value-type="float">
            <text:p>0.0047619047619047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9]/[.I29]" office:value-type="float" office:value="1" calcext:value-type="float">
            <text:p>1</text:p>
          </table:table-cell>
          <table:table-cell table:style-name="ce1" table:formula="of:=([.J29]*[.K29])/[.H29]" office:value-type="float" office:value="1" calcext:value-type="float">
            <text:p>1</text:p>
          </table:table-cell>
          <table:table-cell table:style-name="ce1" table:formula="of:=[.D29]/[.K29]" office:value-type="float" office:value="0.986666666666667" calcext:value-type="float">
            <text:p>0.986666666666667</text:p>
          </table:table-cell>
          <table:table-cell table:style-name="ce1" table:formula="of:=([.D29]*[.J29])/[.I29]" office:value-type="float" office:value="0.986666666666667" calcext:value-type="float">
            <text:p>0.986666666666667</text:p>
          </table:table-cell>
          <table:table-cell table:style-name="ce1"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style-name="ce1" table:formula="of:=1/[.C30]*300" office:value-type="float" office:value="1.25" calcext:value-type="float">
            <text:p>1.25</text:p>
          </table:table-cell>
          <table:table-cell table:style-name="ce1" table:formula="of:=[.H30]" office:value-type="float" office:value="1.25" calcext:value-type="float">
            <text:p>1.25</text:p>
          </table:table-cell>
          <table:table-cell table:style-name="ce1" table:formula="of:=1/[.C30]" office:value-type="float" office:value="0.00416666666666667" calcext:value-type="float">
            <text:p>0.0041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0]/[.I30]" office:value-type="float" office:value="1" calcext:value-type="float">
            <text:p>1</text:p>
          </table:table-cell>
          <table:table-cell table:style-name="ce1" table:formula="of:=([.J30]*[.K30])/[.H30]" office:value-type="float" office:value="1" calcext:value-type="float">
            <text:p>1</text:p>
          </table:table-cell>
          <table:table-cell table:style-name="ce1" table:formula="of:=[.D30]/[.K30]" office:value-type="float" office:value="0.99" calcext:value-type="float">
            <text:p>0.99</text:p>
          </table:table-cell>
          <table:table-cell table:style-name="ce1" table:formula="of:=([.D30]*[.J30])/[.I30]" office:value-type="float" office:value="0.99" calcext:value-type="float">
            <text:p>0.99</text:p>
          </table:table-cell>
          <table:table-cell table:style-name="ce1"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style-name="ce1" table:formula="of:=1/[.C31]*300" office:value-type="float" office:value="1.11111111111111" calcext:value-type="float">
            <text:p>1.11111111111111</text:p>
          </table:table-cell>
          <table:table-cell table:style-name="ce1" table:formula="of:=[.H31]" office:value-type="float" office:value="1.11111111111111" calcext:value-type="float">
            <text:p>1.11111111111111</text:p>
          </table:table-cell>
          <table:table-cell table:style-name="ce1" table:formula="of:=1/[.C31]" office:value-type="float" office:value="0.0037037037037037" calcext:value-type="float">
            <text:p>0.003703703703703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1]/[.I31]" office:value-type="float" office:value="1" calcext:value-type="float">
            <text:p>1</text:p>
          </table:table-cell>
          <table:table-cell table:style-name="ce1" table:formula="of:=([.J31]*[.K31])/[.H31]" office:value-type="float" office:value="1" calcext:value-type="float">
            <text:p>1</text:p>
          </table:table-cell>
          <table:table-cell table:style-name="ce1" table:formula="of:=[.D31]/[.K31]" office:value-type="float" office:value="0.986666666666667" calcext:value-type="float">
            <text:p>0.986666666666667</text:p>
          </table:table-cell>
          <table:table-cell table:style-name="ce1" table:formula="of:=([.D31]*[.J31])/[.I31]" office:value-type="float" office:value="0.986666666666667" calcext:value-type="float">
            <text:p>0.986666666666667</text:p>
          </table:table-cell>
          <table:table-cell table:style-name="ce1"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style-name="ce1" table:formula="of:=1/[.C32]*300" office:value-type="float" office:value="1" calcext:value-type="float">
            <text:p>1</text:p>
          </table:table-cell>
          <table:table-cell table:style-name="ce1" table:formula="of:=[.H32]" office:value-type="float" office:value="1" calcext:value-type="float">
            <text:p>1</text:p>
          </table:table-cell>
          <table:table-cell table:style-name="ce1" table:formula="of:=1/[.C32]" office:value-type="float" office:value="0.00333333333333333" calcext:value-type="float">
            <text:p>0.0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2]/[.I32]" office:value-type="float" office:value="1" calcext:value-type="float">
            <text:p>1</text:p>
          </table:table-cell>
          <table:table-cell table:style-name="ce1" table:formula="of:=([.J32]*[.K32])/[.H32]" office:value-type="float" office:value="1" calcext:value-type="float">
            <text:p>1</text:p>
          </table:table-cell>
          <table:table-cell table:style-name="ce1" table:formula="of:=[.D32]/[.K32]" office:value-type="float" office:value="0.983333333333333" calcext:value-type="float">
            <text:p>0.983333333333333</text:p>
          </table:table-cell>
          <table:table-cell table:style-name="ce1" table:formula="of:=([.D32]*[.J32])/[.I32]" office:value-type="float" office:value="0.983333333333333" calcext:value-type="float">
            <text:p>0.983333333333333</text:p>
          </table:table-cell>
          <table:table-cell table:style-name="ce1"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style-name="ce1" table:formula="of:=1/[.C33]*300" office:value-type="float" office:value="0.909090909090909" calcext:value-type="float">
            <text:p>0.909090909090909</text:p>
          </table:table-cell>
          <table:table-cell table:style-name="ce1" table:formula="of:=[.H33]" office:value-type="float" office:value="0.909090909090909" calcext:value-type="float">
            <text:p>0.909090909090909</text:p>
          </table:table-cell>
          <table:table-cell table:style-name="ce1" table:formula="of:=1/[.C33]" office:value-type="float" office:value="0.00303030303030303" calcext:value-type="float">
            <text:p>0.0030303030303030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3]/[.I33]" office:value-type="float" office:value="1" calcext:value-type="float">
            <text:p>1</text:p>
          </table:table-cell>
          <table:table-cell table:style-name="ce1" table:formula="of:=([.J33]*[.K33])/[.H33]" office:value-type="float" office:value="1" calcext:value-type="float">
            <text:p>1</text:p>
          </table:table-cell>
          <table:table-cell table:style-name="ce1" table:formula="of:=[.D33]/[.K33]" office:value-type="float" office:value="0.983333333333333" calcext:value-type="float">
            <text:p>0.983333333333333</text:p>
          </table:table-cell>
          <table:table-cell table:style-name="ce1" table:formula="of:=([.D33]*[.J33])/[.I33]" office:value-type="float" office:value="0.983333333333333" calcext:value-type="float">
            <text:p>0.983333333333333</text:p>
          </table:table-cell>
          <table:table-cell table:style-name="ce1"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style-name="ce1" table:formula="of:=1/[.C34]*300" office:value-type="float" office:value="0.833333333333333" calcext:value-type="float">
            <text:p>0.833333333333333</text:p>
          </table:table-cell>
          <table:table-cell table:style-name="ce1" table:formula="of:=[.H34]" office:value-type="float" office:value="0.833333333333333" calcext:value-type="float">
            <text:p>0.833333333333333</text:p>
          </table:table-cell>
          <table:table-cell table:style-name="ce1" table:formula="of:=1/[.C34]" office:value-type="float" office:value="0.00277777777777778" calcext:value-type="float">
            <text:p>0.00277777777777778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4]/[.I34]" office:value-type="float" office:value="1" calcext:value-type="float">
            <text:p>1</text:p>
          </table:table-cell>
          <table:table-cell table:style-name="ce1" table:formula="of:=([.J34]*[.K34])/[.H34]" office:value-type="float" office:value="1" calcext:value-type="float">
            <text:p>1</text:p>
          </table:table-cell>
          <table:table-cell table:style-name="ce1" table:formula="of:=[.D34]/[.K34]" office:value-type="float" office:value="0.963333333333333" calcext:value-type="float">
            <text:p>0.963333333333333</text:p>
          </table:table-cell>
          <table:table-cell table:style-name="ce1" table:formula="of:=([.D34]*[.J34])/[.I34]" office:value-type="float" office:value="0.963333333333333" calcext:value-type="float">
            <text:p>0.963333333333333</text:p>
          </table:table-cell>
          <table:table-cell table:style-name="ce1"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style-name="ce1" table:formula="of:=1/[.C35]*300" office:value-type="float" office:value="0.769230769230769" calcext:value-type="float">
            <text:p>0.769230769230769</text:p>
          </table:table-cell>
          <table:table-cell table:style-name="ce1" table:formula="of:=[.H35]" office:value-type="float" office:value="0.769230769230769" calcext:value-type="float">
            <text:p>0.769230769230769</text:p>
          </table:table-cell>
          <table:table-cell table:style-name="ce1" table:formula="of:=1/[.C35]" office:value-type="float" office:value="0.00256410256410256" calcext:value-type="float">
            <text:p>0.002564102564102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5]/[.I35]" office:value-type="float" office:value="1" calcext:value-type="float">
            <text:p>1</text:p>
          </table:table-cell>
          <table:table-cell table:style-name="ce1" table:formula="of:=([.J35]*[.K35])/[.H35]" office:value-type="float" office:value="1" calcext:value-type="float">
            <text:p>1</text:p>
          </table:table-cell>
          <table:table-cell table:style-name="ce1" table:formula="of:=[.D35]/[.K35]" office:value-type="float" office:value="0.933333333333333" calcext:value-type="float">
            <text:p>0.933333333333333</text:p>
          </table:table-cell>
          <table:table-cell table:style-name="ce1" table:formula="of:=([.D35]*[.J35])/[.I35]" office:value-type="float" office:value="0.933333333333333" calcext:value-type="float">
            <text:p>0.933333333333333</text:p>
          </table:table-cell>
          <table:table-cell table:style-name="ce1"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style-name="ce1" table:formula="of:=1/[.C36]*300" office:value-type="float" office:value="0.731707317073171" calcext:value-type="float">
            <text:p>0.731707317073171</text:p>
          </table:table-cell>
          <table:table-cell table:style-name="ce1" table:formula="of:=[.H36]" office:value-type="float" office:value="0.731707317073171" calcext:value-type="float">
            <text:p>0.731707317073171</text:p>
          </table:table-cell>
          <table:table-cell table:style-name="ce1" table:formula="of:=1/[.C36]" office:value-type="float" office:value="0.0024390243902439" calcext:value-type="float">
            <text:p>0.002439024390243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6]/[.I36]" office:value-type="float" office:value="1" calcext:value-type="float">
            <text:p>1</text:p>
          </table:table-cell>
          <table:table-cell table:style-name="ce1" table:formula="of:=([.J36]*[.K36])/[.H36]" office:value-type="float" office:value="1" calcext:value-type="float">
            <text:p>1</text:p>
          </table:table-cell>
          <table:table-cell table:style-name="ce1" table:formula="of:=[.D36]/[.K36]" office:value-type="float" office:value="0.886666666666667" calcext:value-type="float">
            <text:p>0.886666666666667</text:p>
          </table:table-cell>
          <table:table-cell table:style-name="ce1" table:formula="of:=([.D36]*[.J36])/[.I36]" office:value-type="float" office:value="0.886666666666667" calcext:value-type="float">
            <text:p>0.886666666666667</text:p>
          </table:table-cell>
          <table:table-cell table:style-name="ce1"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style-name="ce1" table:formula="of:=1/[.C37]*300" office:value-type="float" office:value="0.681818181818182" calcext:value-type="float">
            <text:p>0.681818181818182</text:p>
          </table:table-cell>
          <table:table-cell table:style-name="ce1" table:formula="of:=[.H37]" office:value-type="float" office:value="0.681818181818182" calcext:value-type="float">
            <text:p>0.681818181818182</text:p>
          </table:table-cell>
          <table:table-cell table:style-name="ce1" table:formula="of:=1/[.C37]" office:value-type="float" office:value="0.00227272727272727" calcext:value-type="float">
            <text:p>0.0022727272727272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7]/[.I37]" office:value-type="float" office:value="1" calcext:value-type="float">
            <text:p>1</text:p>
          </table:table-cell>
          <table:table-cell table:style-name="ce1" table:formula="of:=([.J37]*[.K37])/[.H37]" office:value-type="float" office:value="1" calcext:value-type="float">
            <text:p>1</text:p>
          </table:table-cell>
          <table:table-cell table:style-name="ce1" table:formula="of:=[.D37]/[.K37]" office:value-type="float" office:value="0.9" calcext:value-type="float">
            <text:p>0.9</text:p>
          </table:table-cell>
          <table:table-cell table:style-name="ce1" table:formula="of:=([.D37]*[.J37])/[.I37]" office:value-type="float" office:value="0.9" calcext:value-type="float">
            <text:p>0.9</text:p>
          </table:table-cell>
          <table:table-cell table:style-name="ce1"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style-name="ce1" table:formula="of:=1/[.C38]*300" office:value-type="float" office:value="0.638297872340426" calcext:value-type="float">
            <text:p>0.638297872340426</text:p>
          </table:table-cell>
          <table:table-cell table:style-name="ce1" table:formula="of:=[.H38]" office:value-type="float" office:value="0.638297872340426" calcext:value-type="float">
            <text:p>0.638297872340426</text:p>
          </table:table-cell>
          <table:table-cell table:style-name="ce1" table:formula="of:=1/[.C38]" office:value-type="float" office:value="0.00212765957446808" calcext:value-type="float">
            <text:p>0.00212765957446808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8]/[.I38]" office:value-type="float" office:value="1" calcext:value-type="float">
            <text:p>1</text:p>
          </table:table-cell>
          <table:table-cell table:style-name="ce1" table:formula="of:=([.J38]*[.K38])/[.H38]" office:value-type="float" office:value="1" calcext:value-type="float">
            <text:p>1</text:p>
          </table:table-cell>
          <table:table-cell table:style-name="ce1" table:formula="of:=[.D38]/[.K38]" office:value-type="float" office:value="0.893333333333333" calcext:value-type="float">
            <text:p>0.893333333333333</text:p>
          </table:table-cell>
          <table:table-cell table:style-name="ce1" table:formula="of:=([.D38]*[.J38])/[.I38]" office:value-type="float" office:value="0.893333333333333" calcext:value-type="float">
            <text:p>0.893333333333333</text:p>
          </table:table-cell>
          <table:table-cell table:style-name="ce1"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style-name="ce1" table:formula="of:=1/[.C39]*300" office:value-type="float" office:value="0.6" calcext:value-type="float">
            <text:p>0.6</text:p>
          </table:table-cell>
          <table:table-cell table:style-name="ce1" table:formula="of:=[.H39]" office:value-type="float" office:value="0.6" calcext:value-type="float">
            <text:p>0.6</text:p>
          </table:table-cell>
          <table:table-cell table:style-name="ce1" table:formula="of:=1/[.C39]" office:value-type="float" office:value="0.002" calcext:value-type="float">
            <text:p>0.0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9]/[.I39]" office:value-type="float" office:value="1" calcext:value-type="float">
            <text:p>1</text:p>
          </table:table-cell>
          <table:table-cell table:style-name="ce1" table:formula="of:=([.J39]*[.K39])/[.H39]" office:value-type="float" office:value="1" calcext:value-type="float">
            <text:p>1</text:p>
          </table:table-cell>
          <table:table-cell table:style-name="ce1" table:formula="of:=[.D39]/[.K39]" office:value-type="float" office:value="0.85" calcext:value-type="float">
            <text:p>0.85</text:p>
          </table:table-cell>
          <table:table-cell table:style-name="ce1" table:formula="of:=([.D39]*[.J39])/[.I39]" office:value-type="float" office:value="0.85" calcext:value-type="float">
            <text:p>0.85</text:p>
          </table:table-cell>
          <table:table-cell table:style-name="ce1"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style-name="ce1" table:formula="of:=1/[.C40]*300" office:value-type="float" office:value="0.566037735849057" calcext:value-type="float">
            <text:p>0.566037735849057</text:p>
          </table:table-cell>
          <table:table-cell table:style-name="ce1" table:formula="of:=[.H40]" office:value-type="float" office:value="0.566037735849057" calcext:value-type="float">
            <text:p>0.566037735849057</text:p>
          </table:table-cell>
          <table:table-cell table:style-name="ce1" table:formula="of:=1/[.C40]" office:value-type="float" office:value="0.00188679245283019" calcext:value-type="float">
            <text:p>0.0018867924528301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0]/[.I40]" office:value-type="float" office:value="1" calcext:value-type="float">
            <text:p>1</text:p>
          </table:table-cell>
          <table:table-cell table:style-name="ce1" table:formula="of:=([.J40]*[.K40])/[.H40]" office:value-type="float" office:value="1" calcext:value-type="float">
            <text:p>1</text:p>
          </table:table-cell>
          <table:table-cell table:style-name="ce1" table:formula="of:=[.D40]/[.K40]" office:value-type="float" office:value="0.686666666666667" calcext:value-type="float">
            <text:p>0.686666666666667</text:p>
          </table:table-cell>
          <table:table-cell table:style-name="ce1" table:formula="of:=([.D40]*[.J40])/[.I40]" office:value-type="float" office:value="0.686666666666667" calcext:value-type="float">
            <text:p>0.686666666666667</text:p>
          </table:table-cell>
          <table:table-cell table:style-name="ce1"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style-name="ce1" table:formula="of:=1/[.C41]*300" office:value-type="float" office:value="0.535714285714286" calcext:value-type="float">
            <text:p>0.535714285714286</text:p>
          </table:table-cell>
          <table:table-cell table:style-name="ce1" table:formula="of:=[.H41]" office:value-type="float" office:value="0.535714285714286" calcext:value-type="float">
            <text:p>0.535714285714286</text:p>
          </table:table-cell>
          <table:table-cell table:style-name="ce1" table:formula="of:=1/[.C41]" office:value-type="float" office:value="0.00178571428571429" calcext:value-type="float">
            <text:p>0.0017857142857142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1]/[.I41]" office:value-type="float" office:value="1" calcext:value-type="float">
            <text:p>1</text:p>
          </table:table-cell>
          <table:table-cell table:style-name="ce1" table:formula="of:=([.J41]*[.K41])/[.H41]" office:value-type="float" office:value="1" calcext:value-type="float">
            <text:p>1</text:p>
          </table:table-cell>
          <table:table-cell table:style-name="ce1" table:formula="of:=[.D41]/[.K41]" office:value-type="float" office:value="0.43" calcext:value-type="float">
            <text:p>0.43</text:p>
          </table:table-cell>
          <table:table-cell table:style-name="ce1" table:formula="of:=([.D41]*[.J41])/[.I41]" office:value-type="float" office:value="0.43" calcext:value-type="float">
            <text:p>0.43</text:p>
          </table:table-cell>
          <table:table-cell table:style-name="ce1"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style-name="ce1" table:formula="of:=1/[.C42]*300" office:value-type="float" office:value="0.5" calcext:value-type="float">
            <text:p>0.5</text:p>
          </table:table-cell>
          <table:table-cell table:style-name="ce1" table:formula="of:=[.H42]" office:value-type="float" office:value="0.5" calcext:value-type="float">
            <text:p>0.5</text:p>
          </table:table-cell>
          <table:table-cell table:style-name="ce1" table:formula="of:=1/[.C42]" office:value-type="float" office:value="0.00166666666666667" calcext:value-type="float">
            <text:p>0.0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2]/[.I42]" office:value-type="float" office:value="1" calcext:value-type="float">
            <text:p>1</text:p>
          </table:table-cell>
          <table:table-cell table:style-name="ce1" table:formula="of:=([.J42]*[.K42])/[.H42]" office:value-type="float" office:value="1" calcext:value-type="float">
            <text:p>1</text:p>
          </table:table-cell>
          <table:table-cell table:style-name="ce1" table:formula="of:=[.D42]/[.K42]" office:value-type="float" office:value="0.39" calcext:value-type="float">
            <text:p>0.39</text:p>
          </table:table-cell>
          <table:table-cell table:style-name="ce1" table:formula="of:=([.D42]*[.J42])/[.I42]" office:value-type="float" office:value="0.39" calcext:value-type="float">
            <text:p>0.39</text:p>
          </table:table-cell>
          <table:table-cell table:style-name="ce1" table:formula="of:=[.L42]*[.M42]*[.N42]" office:value-type="float" office:value="0.39" calcext:value-type="float">
            <text:p>0.39</text:p>
          </table:table-cell>
        </table:table-row>
        <table:table-row table:style-name="ro1" table:number-rows-repeated="50">
          <table:table-cell table:number-columns-repeated="16"/>
        </table:table-row>
        <table:table-row table:style-name="ro1">
          <table:table-cell table:number-columns-repeated="7"/>
          <table:table-cell table:style-name="Neutral" office:value-type="string" calcext:value-type="string">
            <text:p>TotalProducts</text:p>
          </table:table-cell>
          <table:table-cell table:style-name="Neutral" office:value-type="string" calcext:value-type="string">
            <text:p>Good</text:p>
          </table:table-cell>
          <table:table-cell table:style-name="Neutral" office:value-type="string" calcext:value-type="string">
            <text:p>Bad</text:p>
          </table:table-cell>
          <table:table-cell table:style-name="Good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style-name="Good" office:value-type="string" calcext:value-type="string">
            <text:p>Good</text:p>
          </table:table-cell>
          <table:table-cell table:style-name="Good"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style-name="Neutral" office:value-type="string" calcext:value-type="string">
            <text:p>Total</text:p>
          </table:table-cell>
          <table:table-cell table:style-name="Neutral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Neutral" office:value-type="string" calcext:value-type="string">
            <text:p>mean:</text:p>
          </table:table-cell>
          <table:table-cell table:formula="of:=AVERAGE([.I94:.I123])" office:value-type="float" office:value="82.3" calcext:value-type="float">
            <text:p>82.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Neutral" office:value-type="string" calcext:value-type="string">
            <text:p>std deviation:</text:p>
          </table:table-cell>
          <table:table-cell table:formula="of:=STDEV([.I94:.I123])" office:value-type="float" office:value="3.18563586463817" calcext:value-type="float">
            <text:p>3.185635864638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Neutral" office:value-type="string" calcext:value-type="string">
            <text:p>std error:</text:p>
          </table:table-cell>
          <table:table-cell table:formula="of:=([.N115]/(SQRT(30)))" office:value-type="float" office:value="0.581614874353266" calcext:value-type="float">
            <text:p>0.5816148743532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Wheat" table:style-name="ta2">
        <table:shapes>
          <draw:frame draw:z-index="0" draw:style-name="gr1" draw:text-style-name="P1" svg:width="6.3in" svg:height="4.35in" svg:x="6.7004in" svg:y="3.9843in">
            <draw:object draw:notify-on-update-of-ranges="Wheat.C2:Wheat.C21 Wheat.P2:Wheat.P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in" svg:height="3.5449in" svg:x="0.1406in" svg:y="4.0051in">
            <draw:object draw:notify-on-update-of-ranges="Wheat.C2:Wheat.C21 Wheat.D2:Wheat.D21 Wheat.C2:Wheat.C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22" table:default-cell-style-name="ce1"/>
        <table:table-column table:style-name="co14" table:number-columns-repeated="5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14" table:default-cell-style-name="ce1"/>
        <table:table-column table:style-name="co27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2906in" svg:height="4.3815in" svg:x="7.3189in" svg:y="3.9949in">
            <draw:object draw:notify-on-update-of-ranges="IPA.C2:IPA.C21 IPA.P2:IPA.P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3012in" svg:height="3.5449in" svg:x="0.3358in" svg:y="3.9634in">
            <draw:object draw:notify-on-update-of-ranges="IPA.C2:IPA.C21 IPA.D2:IPA.D21 IPA.C2:IPA.C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8" table:default-cell-style-name="ce1"/>
        <table:table-column table:style-name="co14" table:number-columns-repeated="5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14" table:default-cell-style-name="ce1"/>
        <table:table-column table:style-name="co31" table:default-cell-style-name="ce1"/>
        <table:table-column table:style-name="co14" table:number-columns-repeated="2" table:default-cell-style-name="ce1"/>
        <table:table-column table:style-name="co27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2909in" svg:height="4.235in" svg:x="6.9189in" svg:y="4.1516in">
            <draw:object draw:notify-on-update-of-ranges="Stout.C2:Stout.C21 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2in" svg:height="3.5453in" svg:x="0.0433in" svg:y="4.2142in">
            <draw:object draw:notify-on-update-of-ranges="Stout.C2:Stout.C21 Stout.D2:Stout.D21 Stout.C2:Stout.C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0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32" table:default-cell-style-name="Default"/>
        <table:table-column table:style-name="co15" table:default-cell-style-name="ce7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2909in" svg:height="4.4756in" svg:x="6.6807in" svg:y="4.0051in">
            <draw:object draw:notify-on-update-of-ranges="Ale.C2:Ale.C21 Ale.P2:Ale.P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3016in" svg:height="3.5449in" svg:x="0.0976in" svg:y="4.1622in">
            <draw:object draw:notify-on-update-of-ranges="Ale.C2:Ale.C21 Ale.D2:Ale.D21 Ale.C2:Ale.C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32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5" table:default-cell-style-name="ce1"/>
        <table:table-column table:style-name="co15" table:default-cell-style-name="ce1"/>
        <table:table-column table:style-name="co30" table:default-cell-style-name="ce1"/>
        <table:table-column table:style-name="co14" table:default-cell-style-name="ce1"/>
        <table:table-column table:style-name="co19" table:default-cell-style-name="ce1"/>
        <table:table-column table:style-name="co36" table:number-columns-repeated="2" table:default-cell-style-name="ce1"/>
        <table:table-column table:style-name="co21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4.1098in" svg:x="6.8563in" svg:y="4.1201in">
            <draw:object draw:notify-on-update-of-ranges="'Alcohol Free'.C2:'Alcohol Free'.C21 'Alcohol Free'.P2:'Alcohol Free'.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29in" svg:height="3.5453in" svg:x="0.1299in" svg:y="4.1409in">
            <draw:object draw:notify-on-update-of-ranges="'Alcohol Free'.C2:'Alcohol Free'.C21 'Alcohol Free'.D2:'Alcohol Free'.D21 'Alcohol Free'.C2:'Alcohol Free'.C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7" table:default-cell-style-name="ce1"/>
        <table:table-column table:style-name="co14" table:number-columns-repeated="5" table:default-cell-style-name="ce1"/>
        <table:table-column table:style-name="co22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40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  <table:database-ranges>
        <table:database-range table:name="__Anonymous_Sheet_DB__1" table:target-range-address="Pilsner.H94:Pilsner.H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number number:decimal-places="3" number:min-decimal-places="3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0" number:min-decimal-places="1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1:07:35.2240329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29T12:30:41.935309078</dc:date>
    <meta:editing-cycles>36</meta:editing-cycles>
    <meta:editing-duration>PT5H7M15S</meta:editing-duration>
    <meta:document-statistic meta:table-count="7" meta:cell-count="446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691cm" svg:y="1.275cm" chart:style-name="ch3">
          <text:p>1000 products</text:p>
        </chart:subtitle>
        <chart:legend chart:legend-position="end" svg:x="13.238cm" svg:y="3.954cm" style:legend-expansion="high" chart:style-name="ch4"/>
        <chart:plot-area chart:style-name="ch5" table:cell-range-address="Pilsner.C2:Pilsner.E21" chart:data-source-has-labels="row" svg:x="1.33cm" svg:y="2.138cm" svg:width="11.589cm" svg:height="5.706cm">
          <chart:coordinate-region svg:x="2.137cm" svg:y="2.338cm" svg:width="10.317cm" svg:height="4.859cm"/>
          <chart:axis chart:dimension="x" chart:name="primary-x" chart:style-name="ch6">
            <chart:title svg:x="5.625cm" svg:y="8.024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data-point chart:repeated="20"/>
          </chart:series>
          <chart:series chart:style-name="ch12" chart:values-cell-range-address="Pilsner.E2:Pilsner.E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7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82cm" svg:height="10.972cm" xlink:href=".." xlink:type="simple" chart:class="chart:scatter" chart:style-name="ch1">
        <chart:title svg:x="8.17cm" svg:y="0.355cm" chart:style-name="ch2">
          <text:p>Pilsner</text:p>
        </chart:title>
        <chart:subtitle svg:x="7.72cm" svg:y="1.353cm" chart:style-name="ch3">
          <text:p>300 Products</text:p>
        </chart:subtitle>
        <chart:legend chart:legend-position="end" svg:x="13.742cm" svg:y="4.698cm" style:legend-expansion="custom" svg:width="4.139cm" svg:height="1.096cm" style:legend-expansion-aspect-ratio="3.7764598540146" chart:style-name="ch4"/>
        <chart:plot-area chart:style-name="ch5" table:cell-range-address="Pilsner.C23:Pilsner.C42 Pilsner.P23:Pilsner.P42" chart:data-source-has-labels="row" svg:x="1.424cm" svg:y="3.138cm" svg:width="12.837cm" svg:height="6.629cm">
          <chart:coordinate-region svg:x="2.151cm" svg:y="3.338cm" svg:width="11.83cm" svg:height="5.782cm"/>
          <chart:axis chart:dimension="x" chart:name="primary-x" chart:style-name="ch6">
            <chart:title svg:x="6.33cm" svg:y="9.986cm" chart:style-name="ch7">
              <text:p>Products Per Minute</text:p>
            </chart:title>
          </chart:axis>
          <chart:axis chart:dimension="y" chart:name="primary-y" chart:style-name="ch8">
            <chart:title svg:x="0.507cm" svg:y="6.84cm" chart:style-name="ch9">
              <text:p>OEE</text:p>
            </chart:title>
            <chart:grid chart:style-name="ch10" chart:class="major"/>
          </chart:axis>
          <chart:series chart:style-name="ch11" chart:values-cell-range-address="Pilsner.P23:Pilsner.P42" loext:label-string="oee" chart:class="chart:scatter">
            <chart:domain table:cell-range-address="Pilsner.C23:Pilsner.C42"/>
            <chart:regression-curve chart:style-name="ch12">
              <chart:equation chart:display-equation="true" chart:display-r-square="true" svg:x="1.902cm" svg:y="2.093cm" chart:style-name="ch13"/>
            </chart:regression-curve>
            <chart:data-point chart:repeated="14"/>
            <chart:data-point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1">
                <text:p>1</text:p>
                <draw:g>
                  <svg:desc>Pilsner.P23:Pilsner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9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11.05cm" xlink:href=".." xlink:type="simple" chart:class="chart:scatter" chart:style-name="ch1">
        <chart:title svg:x="4.359cm" svg:y="0.357cm" chart:style-name="ch2">
          <text:p>Wheat OEE vs Products Per Minute</text:p>
        </chart:title>
        <chart:legend chart:legend-position="end" svg:x="12.093cm" svg:y="4.977cm" style:legend-expansion="high" chart:style-name="ch3"/>
        <chart:plot-area chart:style-name="ch4" table:cell-range-address="Wheat.C2:Wheat.C21 Wheat.P2:Wheat.P21" chart:data-source-has-labels="row" svg:x="1.357cm" svg:y="3.429cm" svg:width="10.44cm" svg:height="6.469cm">
          <chart:coordinate-region svg:x="2.084cm" svg:y="3.629cm" svg:width="9.433cm" svg:height="5.622cm"/>
          <chart:axis chart:dimension="x" chart:name="primary-x" chart:style-name="ch5">
            <chart:title svg:x="5.065cm" svg:y="10.119cm" chart:style-name="ch6">
              <text:p>Products Per Minute</text:p>
            </chart:title>
          </chart:axis>
          <chart:axis chart:dimension="y" chart:name="primary-y" chart:style-name="ch7">
            <chart:title svg:x="0.477cm" svg:y="7.051cm" chart:style-name="ch8">
              <text:p>OEE</text:p>
            </chart:title>
            <chart:grid chart:style-name="ch9" chart:class="major"/>
          </chart:axis>
          <chart:series chart:style-name="ch10" chart:values-cell-range-address="Wheat.P2:Wheat.P21" loext:label-string="oee" chart:class="chart:scatter">
            <chart:domain table:cell-range-address="Wheat.C2:Wheat.C21"/>
            <chart:regression-curve chart:style-name="ch11">
              <chart:equation chart:display-equation="true" chart:display-r-square="true" svg:x="1.117cm" svg:y="1.526cm" chart:style-name="ch12"/>
            </chart:regression-curve>
            <chart:data-point chart:repeated="3"/>
            <chart:data-point chart:style-name="ch13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0.966">
                <text:p>0.966</text:p>
                <draw:g>
                  <svg:desc>Wheat.P2:Whea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9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11.13cm" xlink:href=".." xlink:type="simple" chart:class="chart:scatter" chart:style-name="ch1">
        <chart:title svg:x="4.625cm" svg:y="0.358cm" chart:style-name="ch2">
          <text:p>IPA OEE vs Products Per Minute</text:p>
        </chart:title>
        <chart:legend chart:legend-position="end" svg:x="12.069cm" svg:y="5.017cm" style:legend-expansion="high" chart:style-name="ch3"/>
        <chart:plot-area chart:style-name="ch4" table:cell-range-address="IPA.C2:IPA.C21 IPA.P2:IPA.P21" chart:data-source-has-labels="row" svg:x="1.329cm" svg:y="2.925cm" svg:width="10.865cm" svg:height="6.995cm">
          <chart:coordinate-region svg:x="2.056cm" svg:y="3.125cm" svg:width="9.858cm" svg:height="6.148cm"/>
          <chart:axis chart:dimension="x" chart:name="primary-x" chart:style-name="ch5">
            <chart:title svg:x="5.249cm" svg:y="10.142cm" chart:style-name="ch6">
              <text:p>Products Per Minute</text:p>
            </chart:title>
          </chart:axis>
          <chart:axis chart:dimension="y" chart:name="primary-y" chart:style-name="ch7">
            <chart:title svg:x="0.45cm" svg:y="6.81cm" chart:style-name="ch8">
              <text:p>OEE</text:p>
            </chart:title>
            <chart:grid chart:style-name="ch9" chart:class="major"/>
          </chart:axis>
          <chart:series chart:style-name="ch10" chart:values-cell-range-address="IPA.P2:IPA.P21" loext:label-string="oee" chart:class="chart:scatter">
            <chart:domain table:cell-range-address="IPA.C2:IPA.C21"/>
            <chart:regression-curve chart:style-name="ch11">
              <chart:equation chart:display-equation="true" chart:display-r-square="true" svg:x="1.805cm" svg:y="1.485cm" chart:style-name="ch12"/>
            </chart:regression-curve>
            <chart:data-point chart:repeated="15"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0.997">
                <text:p>0.997</text:p>
                <draw:g>
                  <svg:desc>IPA.P2:IPA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9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1.369cm" xlink:href=".." xlink:type="simple" chart:class="chart:scatter" chart:style-name="ch1">
        <chart:title svg:x="4.666cm" svg:y="0.363cm" chart:style-name="ch2">
          <text:p>Ale OEE vs Products Per Minute</text:p>
        </chart:title>
        <chart:legend chart:legend-position="end" svg:x="12.07cm" svg:y="5.136cm" style:legend-expansion="high" chart:style-name="ch3"/>
        <chart:plot-area chart:style-name="ch4" table:cell-range-address="Ale.C2:Ale.C21 Ale.P2:Ale.P21" chart:data-source-has-labels="row" svg:x="1.329cm" svg:y="2.609cm" svg:width="10.42cm" svg:height="7.123cm">
          <chart:coordinate-region svg:x="2.056cm" svg:y="2.809cm" svg:width="9.413cm" svg:height="6.276cm"/>
          <chart:axis chart:dimension="x" chart:name="primary-x" chart:style-name="ch5">
            <chart:title svg:x="5.132cm" svg:y="9.959cm" chart:style-name="ch6">
              <text:p>Normalised Speed</text:p>
            </chart:title>
          </chart:axis>
          <chart:axis chart:dimension="y" chart:name="primary-y" chart:style-name="ch7">
            <chart:title svg:x="0.45cm" svg:y="6.558cm" chart:style-name="ch8">
              <text:p>OEE</text:p>
            </chart:title>
            <chart:grid chart:style-name="ch9" chart:class="major"/>
          </chart:axis>
          <chart:series chart:style-name="ch10" chart:values-cell-range-address="Ale.P2:Ale.P21" loext:label-string="oee" chart:class="chart:scatter">
            <chart:domain table:cell-range-address="Ale.C2:Ale.C21"/>
            <chart:regression-curve chart:style-name="ch11">
              <chart:equation chart:display-equation="true" chart:display-r-square="true" svg:x="1.899cm" svg:y="1.364cm" chart:style-name="ch12"/>
            </chart:regression-curve>
            <chart:data-point chart:repeated="12"/>
            <chart:data-point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0.993333333333333">
                <text:p>0.993333333333333</text:p>
                <draw:g>
                  <svg:desc>Ale.P2:Ale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623333333333333">
                <text:p>0.62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4000"/>
    </style:style>
    <style:style style:name="ch12" style:family="chart" style:data-style-name="N129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10.44cm" xlink:href=".." xlink:type="simple" chart:class="chart:scatter" chart:style-name="ch1">
        <chart:title svg:x="3.742cm" svg:y="0.344cm" chart:style-name="ch2">
          <text:p>Alcohol Free OEE vs Products Per Minute</text:p>
        </chart:title>
        <chart:legend chart:legend-position="end" svg:x="12.075cm" svg:y="4.672cm" style:legend-expansion="high" chart:style-name="ch3"/>
        <chart:plot-area chart:style-name="ch4" table:cell-range-address="'Alcohol Free'.C2:'Alcohol Free'.C21 'Alcohol Free'.P2:'Alcohol Free'.P21" chart:data-source-has-labels="row" svg:x="1.329cm" svg:y="2.449cm" svg:width="10.426cm" svg:height="6.8cm">
          <chart:coordinate-region svg:x="2.056cm" svg:y="2.649cm" svg:width="9.419cm" svg:height="5.953cm"/>
          <chart:axis chart:dimension="x" chart:name="primary-x" chart:style-name="ch5">
            <chart:title svg:x="5.03cm" svg:y="9.457cm" chart:style-name="ch6">
              <text:p>Products Per Minute</text:p>
            </chart:title>
          </chart:axis>
          <chart:axis chart:dimension="y" chart:name="primary-y" chart:style-name="ch7">
            <chart:title svg:x="0.45cm" svg:y="6.237cm" chart:style-name="ch8">
              <text:p>OEE</text:p>
            </chart:title>
            <chart:grid chart:style-name="ch9" chart:class="major"/>
          </chart:axis>
          <chart:series chart:style-name="ch10" chart:values-cell-range-address="'Alcohol Free'.P2:'Alcohol Free'.P21" loext:label-string="oee" chart:class="chart:scatter">
            <chart:domain table:cell-range-address="'Alcohol Free'.C2:'Alcohol Free'.C21"/>
            <chart:regression-curve chart:style-name="ch11">
              <chart:equation chart:display-equation="true" chart:display-r-square="true" svg:x="0.8cm" svg:y="1.265cm" chart:style-name="ch12"/>
            </chart:regression-curve>
            <chart:data-point chart:repeated="12"/>
            <chart:data-point chart:style-name="ch13"/>
            <chart:data-point/>
            <chart:data-point chart:style-name="ch13"/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0.84">
                <text:p>0.84</text:p>
                <draw:g>
                  <svg:desc>'Alcohol Free'.P2:'Alcohol Free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0.656666666666667">
                <text:p>0.6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0.356666666666667">
                <text:p>0.35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0.233333333333333">
                <text:p>0.23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614cm" svg:y="4.204cm" style:legend-expansion="high" chart:style-name="ch2"/>
        <chart:plot-area chart:style-name="ch3" table:cell-range-address="Pilsner.K94:Pilsner.L107" chart:data-source-has-labels="both" svg:x="0.319cm" svg:y="0.18cm" svg:width="12.976cm" svg:height="8.646cm">
          <chart:coordinate-region svg:x="0.755cm" svg:y="0.379cm" svg:width="12.54cm" svg:height="7.8cm"/>
          <chart:axis chart:dimension="x" chart:name="primary-x" chart:style-name="ch4" chartooo:axis-type="auto">
            <chartooo:date-scale/>
            <chart:categories table:cell-range-address="Pilsner.K95:Pilsner.K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lsner.L95:Pilsner.L107" chart:label-cell-address="Pilsner.L94:Pilsner.L9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Pilsner.L94:Pilsner.L94</svg:desc>
                </draw:g>
              </table:table-cell>
            </table:table-row>
          </table:table-header-rows>
          <table:table-rows>
            <table:table-row>
              <table:table-cell office:value-type="float" office:value="77">
                <text:p>77</text:p>
                <draw:g>
                  <svg:desc>Pilsner.K95:Pilsner.K107</svg:desc>
                </draw:g>
              </table:table-cell>
              <table:table-cell office:value-type="float" office:value="2">
                <text:p>2</text:p>
                <draw:g>
                  <svg:desc>Pilsner.L95:Pilsner.L107</svg:desc>
                </draw:g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67cm" xlink:href=".." xlink:type="simple" chart:class="chart:scatter" chart:style-name="ch1">
        <chart:title svg:x="4.703cm" svg:y="0.329cm" chart:style-name="ch2">
          <text:p>Ale Accepted/Rejected Products</text:p>
        </chart:title>
        <chart:subtitle svg:x="6.465cm" svg:y="0.911cm" chart:style-name="ch3">
          <text:p>1000 products</text:p>
        </chart:subtitle>
        <chart:legend chart:legend-position="end" svg:x="11.219cm" svg:y="4.038cm" style:legend-expansion="high" chart:style-name="ch4"/>
        <chart:plot-area chart:style-name="ch5" table:cell-range-address="Pilsner.C2:Pilsner.E21" chart:data-source-has-labels="row" svg:x="0.75cm" svg:y="3.766cm" svg:width="9.565cm" svg:height="4.583cm">
          <chart:coordinate-region svg:x="1.742cm" svg:y="3.965cm" svg:width="8.293cm" svg:height="3.737cm"/>
          <chart:axis chart:dimension="x" chart:name="primary-x" chart:style-name="ch6">
            <chart:title svg:x="4.033cm" svg:y="8.542cm" chart:style-name="ch7">
              <text:p>Products per minute</text:p>
            </chart:title>
          </chart:axis>
          <chart:axis chart:dimension="y" chart:name="primary-y" chart:style-name="ch8">
            <chart:title svg:x="0cm" svg:y="6.67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regression-curve chart:style-name="ch12">
              <chart:equation chart:display-equation="true" chart:display-r-square="true" svg:x="0.789cm" svg:y="1.64cm"/>
            </chart:regression-curve>
            <chart:data-point chart:repeated="15"/>
            <chart:data-point chart:style-name="ch13" chart:repeated="2"/>
            <chart:data-point chart:repeated="2"/>
            <chart:data-point chart:style-name="ch13"/>
          </chart:series>
          <chart:series chart:style-name="ch14" chart:values-cell-range-address="Pilsner.E2:Pilsner.E21" loext:label-string="rejected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797cm" svg:y="1.275cm" chart:style-name="ch3">
          <text:p>300 products</text:p>
        </chart:subtitle>
        <chart:legend chart:legend-position="end" svg:x="13.238cm" svg:y="3.955cm" style:legend-expansion="high" chart:style-name="ch4"/>
        <chart:plot-area chart:style-name="ch5" table:cell-range-address="Pilsner.C23:Pilsner.E42" chart:data-source-has-labels="row" svg:x="1.33cm" svg:y="2.138cm" svg:width="11.589cm" svg:height="5.707cm">
          <chart:coordinate-region svg:x="2.137cm" svg:y="2.337cm" svg:width="10.502cm" svg:height="4.861cm"/>
          <chart:axis chart:dimension="x" chart:name="primary-x" chart:style-name="ch6">
            <chart:title svg:x="5.625cm" svg:y="8.025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3:Pilsner.D42" loext:label-string="accepted" chart:class="chart:scatter">
            <chart:domain table:cell-range-address="Pilsner.C23:Pilsner.C42"/>
            <chart:data-point chart:repeated="20"/>
          </chart:series>
          <chart:series chart:style-name="ch12" chart:values-cell-range-address="Pilsner.E23:Pilsner.E42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399cm" svg:y="0.316cm" chart:style-name="ch2">
          <text:p>Wheat Accepted/Rejected Products</text:p>
        </chart:title>
        <chart:legend chart:legend-position="end" svg:x="13.257cm" svg:y="3.954cm" style:legend-expansion="high" chart:style-name="ch3"/>
        <chart:plot-area chart:style-name="ch4" table:cell-range-address="Wheat.C2:Wheat.E21" chart:data-source-has-labels="row" svg:x="1.331cm" svg:y="1.275cm" svg:width="11.606cm" svg:height="6.569cm">
          <chart:coordinate-region svg:x="2.138cm" svg:y="1.474cm" svg:width="10.334cm" svg:height="5.723cm"/>
          <chart:axis chart:dimension="x" chart:name="primary-x" chart:style-name="ch5">
            <chart:title svg:x="5.622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Wheat.D2:Wheat.D21" loext:label-string="accepted" chart:class="chart:scatter">
            <chart:domain table:cell-range-address="Wheat.C2:Wheat.C21"/>
            <chart:data-point chart:repeated="20"/>
          </chart:series>
          <chart:series chart:style-name="ch11" chart:values-cell-range-address="Wheat.E2:Whea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4.679cm" svg:y="0.316cm" chart:style-name="ch2">
          <text:p>IPA Accepted/Rejected Products</text:p>
        </chart:title>
        <chart:legend chart:legend-position="end" svg:x="13.26cm" svg:y="3.954cm" style:legend-expansion="high" chart:style-name="ch3"/>
        <chart:plot-area chart:style-name="ch4" table:cell-range-address="IPA.C2:IPA.E21" chart:data-source-has-labels="row" svg:x="1.331cm" svg:y="1.275cm" svg:width="11.609cm" svg:height="6.569cm">
          <chart:coordinate-region svg:x="2.138cm" svg:y="1.474cm" svg:width="10.337cm" svg:height="5.723cm"/>
          <chart:axis chart:dimension="x" chart:name="primary-x" chart:style-name="ch5">
            <chart:title svg:x="5.623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IPA.D2:IPA.D21" loext:label-string="accepted" chart:class="chart:scatter">
            <chart:domain table:cell-range-address="IPA.C2:IPA.C21"/>
            <chart:data-point chart:repeated="20"/>
          </chart:series>
          <chart:series chart:style-name="ch11" chart:values-cell-range-address="IPA.E2:IPA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4.521cm" svg:y="0.316cm" chart:style-name="ch2">
          <text:p>Stout Accepted/Rejected Products</text:p>
        </chart:title>
        <chart:legend chart:legend-position="end" svg:x="13.262cm" svg:y="3.955cm" style:legend-expansion="high" chart:style-name="ch3"/>
        <chart:plot-area chart:style-name="ch4" table:cell-range-address="Stout.C2:Stout.E21" chart:data-source-has-labels="row" svg:x="1.331cm" svg:y="1.275cm" svg:width="11.611cm" svg:height="6.57cm">
          <chart:coordinate-region svg:x="2.138cm" svg:y="1.474cm" svg:width="10.524cm" svg:height="5.724cm"/>
          <chart:axis chart:dimension="x" chart:name="primary-x" chart:style-name="ch5">
            <chart:title svg:x="5.624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tout.D2:Stout.D21" loext:label-string="accepted" chart:class="chart:scatter">
            <chart:domain table:cell-range-address="Stout.C2:Stout.C21"/>
            <chart:data-point chart:repeated="20"/>
          </chart:series>
          <chart:series chart:style-name="ch11" chart:values-cell-range-address="Stout.E2:Stou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718cm" svg:y="0.316cm" chart:style-name="ch2">
          <text:p>Ale Accepted/Rejected Products</text:p>
        </chart:title>
        <chart:legend chart:legend-position="end" svg:x="13.261cm" svg:y="3.954cm" style:legend-expansion="high" chart:style-name="ch3"/>
        <chart:plot-area chart:style-name="ch4" table:cell-range-address="Ale.C2:Ale.E21" chart:data-source-has-labels="row" svg:x="1.331cm" svg:y="1.275cm" svg:width="11.61cm" svg:height="6.569cm">
          <chart:coordinate-region svg:x="2.138cm" svg:y="1.474cm" svg:width="10.524cm" svg:height="5.723cm"/>
          <chart:axis chart:dimension="x" chart:name="primary-x" chart:style-name="ch5">
            <chart:title svg:x="5.624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Ale.D2:Ale.D21" loext:label-string="accepted" chart:class="chart:scatter">
            <chart:domain table:cell-range-address="Ale.C2:Ale.C21"/>
            <chart:data-point chart:repeated="20"/>
          </chart:series>
          <chart:series chart:style-name="ch11" chart:values-cell-range-address="Ale.E2:Ale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3.781cm" svg:y="0.316cm" chart:style-name="ch2">
          <text:p>Alcohol Free Accepted/Rejected Products</text:p>
        </chart:title>
        <chart:legend chart:legend-position="end" svg:x="13.239cm" svg:y="3.955cm" style:legend-expansion="high" chart:style-name="ch3"/>
        <chart:plot-area chart:style-name="ch4" table:cell-range-address="'Alcohol Free'.C2:'Alcohol Free'.E21" chart:data-source-has-labels="row" svg:x="1.33cm" svg:y="1.275cm" svg:width="11.59cm" svg:height="6.57cm">
          <chart:coordinate-region svg:x="2.137cm" svg:y="1.474cm" svg:width="10.503cm" svg:height="5.724cm"/>
          <chart:axis chart:dimension="x" chart:name="primary-x" chart:style-name="ch5">
            <chart:title svg:x="5.613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6cm" chart:style-name="ch8">
              <text:p>amount</text:p>
            </chart:title>
            <chart:grid chart:style-name="ch9" chart:class="major"/>
          </chart:axis>
          <chart:series chart:style-name="ch10" chart:values-cell-range-address="'Alcohol Free'.D2:'Alcohol Free'.D21" loext:label-string="accepted" chart:class="chart:scatter">
            <chart:domain table:cell-range-address="'Alcohol Free'.C2:'Alcohol Free'.C21"/>
            <chart:data-point chart:repeated="20"/>
          </chart:series>
          <chart:series chart:style-name="ch11" chart:values-cell-range-address="'Alcohol Free'.E2:'Alcohol Free'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>
      <number:number number:decimal-places="12" number:min-decimal-places="1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8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4.475cm" svg:y="0.002cm" chart:style-name="ch2">
          <text:p>Pilsner OEE vs Products Per Minute</text:p>
        </chart:title>
        <chart:subtitle svg:x="6.663cm" svg:y="0.665cm" chart:style-name="ch3">
          <text:p>1000 products</text:p>
        </chart:subtitle>
        <chart:legend chart:legend-position="end" svg:x="12.073cm" svg:y="3.955cm" style:legend-expansion="high" chart:style-name="ch4"/>
        <chart:plot-area chart:style-name="ch5" table:cell-range-address="Pilsner.C2:Pilsner.C21 Pilsner.P2:Pilsner.P21" chart:data-source-has-labels="row" svg:x="1.342cm" svg:y="2.799cm" svg:width="10.422cm" svg:height="5.703cm">
          <chart:coordinate-region svg:x="2.069cm" svg:y="2.999cm" svg:width="9.415cm" svg:height="4.856cm"/>
          <chart:axis chart:dimension="x" chart:name="primary-x" chart:style-name="ch6">
            <chart:title svg:x="5.033cm" svg:y="8.444cm" chart:style-name="ch7">
              <text:p>Products Per Minute</text:p>
            </chart:title>
          </chart:axis>
          <chart:axis chart:dimension="y" chart:name="primary-y" chart:style-name="ch8">
            <chart:title svg:x="0.463cm" svg:y="6.038cm" chart:style-name="ch9">
              <text:p>OEE</text:p>
            </chart:title>
            <chart:grid chart:style-name="ch10" chart:class="major"/>
          </chart:axis>
          <chart:series chart:style-name="ch11" chart:values-cell-range-address="Pilsner.P2:Pilsner.P21" loext:label-string="oee" chart:class="chart:scatter">
            <chart:domain table:cell-range-address="Pilsner.C2:Pilsner.C21"/>
            <chart:regression-curve chart:style-name="ch12">
              <chart:equation chart:display-equation="true" chart:display-r-square="true" svg:x="1.867cm" svg:y="1.661cm" chart:style-name="ch13"/>
            </chart:regression-curve>
            <chart:data-point chart:repeated="18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0.999">
                <text:p>0.999</text:p>
                <draw:g>
                  <svg:desc>Pilsner.P2:Pilsner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9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0.758cm" xlink:href=".." xlink:type="simple" chart:class="chart:scatter" chart:style-name="ch1">
        <chart:title svg:x="4.467cm" svg:y="0.351cm" chart:style-name="ch2">
          <text:p>Stout OEE vs Products Per Minute</text:p>
        </chart:title>
        <chart:legend chart:legend-position="end" svg:x="12.07cm" svg:y="4.831cm" style:legend-expansion="high" chart:style-name="ch3"/>
        <chart:plot-area chart:style-name="ch4" table:cell-range-address="Stout.C2:Stout.C21 Stout.P2:Stout.P21" chart:data-source-has-labels="row" svg:x="1.329cm" svg:y="2.822cm" svg:width="10.42cm" svg:height="6.422cm">
          <chart:coordinate-region svg:x="2.056cm" svg:y="3.021cm" svg:width="9.413cm" svg:height="5.576cm"/>
          <chart:axis chart:dimension="x" chart:name="primary-x" chart:style-name="ch5">
            <chart:title svg:x="5.027cm" svg:y="9.459cm" chart:style-name="ch6">
              <text:p>Products Per Minute</text:p>
            </chart:title>
          </chart:axis>
          <chart:axis chart:dimension="y" chart:name="primary-y" chart:style-name="ch7">
            <chart:title svg:x="0.45cm" svg:y="6.421cm" chart:style-name="ch8">
              <text:p>OEE</text:p>
            </chart:title>
            <chart:grid chart:style-name="ch9" chart:class="major"/>
          </chart:axis>
          <chart:series chart:style-name="ch10" chart:values-cell-range-address="Stout.P2:Stout.P21" loext:label-string="oee" chart:class="chart:scatter">
            <chart:domain table:cell-range-address="Stout.C2:Stout.C21"/>
            <chart:regression-curve chart:style-name="ch11">
              <chart:equation chart:display-equation="true" chart:display-r-square="true" svg:x="0.648cm" svg:y="1.275cm" chart:style-name="ch12"/>
            </chart:regression-curve>
            <chart:data-point chart:repeated="5"/>
            <chart:data-point chart:style-name="ch13"/>
            <chart:data-point chart:repeated="2"/>
            <chart:data-point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